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3a8613" officeooo:paragraph-rsid="001d1147" style:font-weight-asian="normal" style:font-weight-complex="normal"/>
    </style:style>
    <style:style style:name="P2" style:family="paragraph" style:parent-style-name="Text_20_body">
      <style:text-properties fo:font-weight="normal" officeooo:rsid="0038ce5c" officeooo:paragraph-rsid="001d1147" style:font-weight-asian="normal" style:font-weight-complex="normal"/>
    </style:style>
    <style:style style:name="P3" style:family="paragraph" style:parent-style-name="Text_20_body">
      <style:text-properties fo:font-weight="normal" officeooo:rsid="003928dc" officeooo:paragraph-rsid="001d1147" style:font-weight-asian="normal" style:font-weight-complex="normal"/>
    </style:style>
    <style:style style:name="P4" style:family="paragraph" style:parent-style-name="Text_20_body">
      <style:text-properties fo:font-weight="normal" officeooo:rsid="0039a265" officeooo:paragraph-rsid="001d1147" style:font-weight-asian="normal" style:font-weight-complex="normal"/>
    </style:style>
    <style:style style:name="P5" style:family="paragraph" style:parent-style-name="Text_20_body">
      <style:text-properties fo:font-weight="normal" officeooo:rsid="003f9325" officeooo:paragraph-rsid="001d1147" style:font-weight-asian="normal" style:font-weight-complex="normal"/>
    </style:style>
    <style:style style:name="P6" style:family="paragraph" style:parent-style-name="Text_20_body">
      <style:text-properties officeooo:rsid="003dd8e9" officeooo:paragraph-rsid="001d1147"/>
    </style:style>
    <style:style style:name="P7" style:family="paragraph" style:parent-style-name="Text_20_body">
      <style:text-properties officeooo:rsid="0038ce5c" officeooo:paragraph-rsid="001d1147"/>
    </style:style>
    <style:style style:name="P8" style:family="paragraph" style:parent-style-name="Text_20_body">
      <style:text-properties fo:font-weight="bold" officeooo:rsid="0038ce5c" officeooo:paragraph-rsid="001d1147" style:font-weight-asian="bold" style:font-weight-complex="bold"/>
    </style:style>
    <style:style style:name="P9" style:family="paragraph" style:parent-style-name="Text_20_body">
      <style:text-properties officeooo:rsid="003f9325" officeooo:paragraph-rsid="001d1147"/>
    </style:style>
    <style:style style:name="P10" style:family="paragraph" style:parent-style-name="Preformatted_20_Text">
      <style:text-properties fo:color="#000000" style:font-name="DejaVu Sans Mono" officeooo:paragraph-rsid="001d1147" fo:background-color="#f7faff"/>
    </style:style>
    <style:style style:name="P11" style:family="paragraph" style:parent-style-name="Preformatted_20_Text">
      <style:text-properties fo:color="#000000" style:font-name="DejaVu Sans Mono" fo:font-weight="normal" officeooo:rsid="0038ce5c" officeooo:paragraph-rsid="001d1147" style:font-weight-asian="normal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d1147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d1147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1d1147" fo:background-color="#f7faff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1d1147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1d1147" fo:background-color="#f7faff"/>
    </style:style>
    <style:style style:name="P17" style:family="paragraph" style:parent-style-name="Text_20_body">
      <style:text-properties officeooo:paragraph-rsid="001ee59c"/>
    </style:style>
    <style:style style:name="P18" style:family="paragraph" style:parent-style-name="Heading_20_1">
      <style:paragraph-properties fo:break-before="page"/>
      <style:text-properties officeooo:rsid="003bc9aa" officeooo:paragraph-rsid="001d114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bc9aa" style:font-weight-asian="normal" style:font-weight-complex="normal"/>
    </style:style>
    <style:style style:name="T3" style:family="text">
      <style:text-properties fo:font-weight="normal" officeooo:rsid="001ee59c" style:font-weight-asian="normal" style:font-weight-complex="normal"/>
    </style:style>
    <style:style style:name="T4" style:family="text">
      <style:text-properties fo:font-weight="normal" officeooo:rsid="003928dc" fo:background-color="#f7faff" loext:char-shading-value="0" style:font-weight-asian="normal" style:font-weight-complex="normal"/>
    </style:style>
    <style:style style:name="T5" style:family="text">
      <style:text-properties officeooo:rsid="00401560"/>
    </style:style>
    <style:style style:name="T6" style:family="text">
      <style:text-properties officeooo:rsid="003bc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f9325" style:font-weight-asian="bold" style:font-weight-complex="bold"/>
    </style:style>
    <style:style style:name="T9" style:family="text">
      <style:text-properties officeooo:rsid="003f9325"/>
    </style:style>
    <style:style style:name="T10" style:family="text">
      <style:text-properties fo:color="#000080" fo:font-weight="bold"/>
    </style:style>
    <style:style style:name="T11" style:family="text">
      <style:text-properties fo:color="#000080" fo:font-weight="bold" fo:background-color="#f7faff" loext:char-shading-value="0"/>
    </style:style>
    <style:style style:name="T12" style:family="text">
      <style:text-properties fo:color="#000080" fo:font-weight="bold" officeooo:rsid="003928dc" fo:background-color="#f7faff" loext:char-shading-value="0" style:font-weight-asian="normal" style:font-weight-complex="normal"/>
    </style:style>
    <style:style style:name="T13" style:family="text">
      <style:text-properties fo:color="#000080" style:font-name="DejaVu Sans Mono" fo:font-weight="bold" fo:background-color="#f7faff" loext:char-shading-value="0"/>
    </style:style>
    <style:style style:name="T14" style:family="text">
      <style:text-properties fo:background-color="#f7faff" loext:char-shading-value="0"/>
    </style:style>
    <style:style style:name="T15" style:family="text">
      <style:text-properties fo:color="#660000"/>
    </style:style>
    <style:style style:name="T16" style:family="text">
      <style:text-properties fo:color="#660000" fo:background-color="#f7faff" loext:char-shading-value="0"/>
    </style:style>
    <style:style style:name="T17" style:family="text">
      <style:text-properties fo:color="#660000" fo:font-weight="normal" officeooo:rsid="003928dc" fo:background-color="#f7faff" loext:char-shading-value="0" style:font-weight-asian="normal" style:font-weight-complex="normal"/>
    </style:style>
    <style:style style:name="T18" style:family="text">
      <style:text-properties fo:color="#008000" fo:font-weight="bold"/>
    </style:style>
    <style:style style:name="T19" style:family="text">
      <style:text-properties fo:color="#008000" fo:font-weight="bold" fo:background-color="#f7faff" loext:char-shading-value="0"/>
    </style:style>
    <style:style style:name="T20" style:family="text">
      <style:text-properties fo:color="#008000" style:font-name="DejaVu Sans Mono" fo:font-weight="bold" fo:background-color="#f7faff" loext:char-shading-value="0"/>
    </style:style>
    <style:style style:name="T21" style:family="text">
      <style:text-properties style:font-name="DejaVu Sans Mono" fo:background-color="#f7fa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Jorge Puértolas<text:span text:style-name="T5">(4,7)</text:span></text:h>
      <text:p text:style-name="P17"><text:span text:style-name="T6">No entiendo el </text:span><text:span text:style-name="T7">index.php</text:span><text:span text:style-name="T1"> </text:span><text:span text:style-name="T3">en realidad no aporta nada, salvo el hecho de que haya un index en el proyecto, entonces ¿Por qué no pones todo el código en el index ?. Tal cual está </text:span><text:span text:style-name="T2">no tiene ninguna utilidad su existencia, </text:span><text:span text:style-name="T3">salvo que haya un index</text:span><text:span text:style-name="T2">.</text:span></text:p>
      <text:p text:style-name="P6"><text:span text:style-name="T2">A</text:span><text:span text:style-name="T1">demás, si lo referencias con ruta absoluta, es muy difícil conseguir que funcione y me dificulta mucho la corrección. Piensa que lo voy a corregir en un equipo diferente al tuyo.</text:span></text:p>
      <text:p text:style-name="P5">Igualmente las referencias que haces desde el index no pueden ser rutas absolutas, me extraña mucho que te haya funcionado en tu máquina.</text:p>
      <text:p text:style-name="P9">Por lo que veo en el código, </text:p>
      <text:p text:style-name="P7">No funciona eliminar un contacto concreto (poner un nombre que exista sin teléfono)</text:p>
      <text:p text:style-name="P7"><text:span text:style-name="T9">Falta que informe mensajes, por lo que veo en el código, s</text:span>i pongo un nombre vacío no me dice nada (tampoco hace nada)</text:p>
      <text:p text:style-name="P8">Hay que separar el controlador de la vista</text:p>
      <text:p text:style-name="P7">No hay que leer con REQUEST, siempre que sepamos que es GET o POST, de esas superglobales</text:p>
      <text:p text:style-name="P7">Muy buena la función <text:span text:style-name="T8">crear</text:span><text:span text:style-name="T7">tabla()</text:span></text:p>
      <text:p text:style-name="P2">En lugar <text:s/>de estar siempre referencia<text:span text:style-name="T9">n</text:span>do a superglobales, es mejor leerlo en una variable y luego acceder a esa variable</text:p>
      <text:p text:style-name="P2">Por ejemplo en tu código</text:p>
      <text:p text:style-name="P10"><text:span text:style-name="T10">if</text:span>(<text:span text:style-name="T15">$_REQUEST</text:span>[<text:span text:style-name="T18">"nombre"</text:span>]==<text:span text:style-name="T18">"" </text:span>|| <text:span text:style-name="T15">$_REQUEST</text:span>[<text:span text:style-name="T18">"telefono"</text:span>]==<text:span text:style-name="T18">""</text:span>){</text:p>
      <text:p text:style-name="P12"><text:span text:style-name="T16">$v </text:span><text:span text:style-name="T14">= </text:span><text:span text:style-name="T19">'Debe añadir todos los datos'</text:span><text:span text:style-name="T14">;</text:span></text:p>
      <text:p text:style-name="P14"><text:s text:c="3"/></text:p>
      <text:p text:style-name="P10"/>
      <text:p text:style-name="P2">Mejor <text:s/>(ya pongo $_POST en lugar de $_REQUEST)</text:p>
      <text:p text:style-name="P11"><text:span text:style-name="T16">$nombre </text:span><text:span text:style-name="T14">= </text:span><text:span text:style-name="T16">$_POST</text:span><text:span text:style-name="T14">[</text:span><text:span text:style-name="T19">'nombre'</text:span><text:span text:style-name="T14">];</text:span></text:p>
      <text:p text:style-name="P12"><text:span text:style-name="T16">$telefono <text:s/></text:span><text:span text:style-name="T14">= </text:span><text:span text:style-name="T16">$_POST</text:span><text:span text:style-name="T14">[</text:span><text:span text:style-name="T19">'telefono'</text:span><text:span text:style-name="T14">];</text:span></text:p>
      <text:p text:style-name="P15"><text:span text:style-name="T11">if </text:span><text:span text:style-name="T14">(</text:span><text:span text:style-name="T16">$nombre </text:span><text:span text:style-name="T14">== </text:span><text:span text:style-name="T19">"" </text:span><text:span text:style-name="T14">|| </text:span><text:span text:style-name="T16">$telefono </text:span><text:span text:style-name="T14">== </text:span><text:span text:style-name="T19">""</text:span><text:span text:style-name="T14">) {</text:span></text:p>
      <text:p text:style-name="P2">Ya que además vas a usar mas veces ese valor</text:p>
      <text:p text:style-name="P3">En el formulario, tu acción </text:p>
      <text:p text:style-name="P15"><text:span text:style-name="T12">if</text:span><text:span text:style-name="T4">(</text:span><text:span text:style-name="T12">empty</text:span><text:span text:style-name="T4">(</text:span><text:span text:style-name="T17">$array</text:span><text:span text:style-name="T4">)){ <text:s text:c="5"/></text:span></text:p>
      <text:p text:style-name="P13"><text:span text:style-name="T14"><text:s text:c="13"/></text:span><text:span text:style-name="T13">echo </text:span><text:span text:style-name="T20">"&lt;input type=hidden name=array[] value =''&gt;"</text:span><text:span text:style-name="T21">; <text:s text:c="5"/></text:span></text:p>
      <text:p text:style-name="P14"><text:s text:c="5"/></text:p>
      <text:p text:style-name="P16"><text:s/></text:p>
      <text:p text:style-name="P3">No hace falta ponerla, no es útil.</text:p>
      <text:p text:style-name="P4">No validas en el servidor que el teléfono no es numérico (mira las buenas prácti<text:span text:style-name="T9">c</text:span>as validar siempre en servidor).</text:p>
      <text:p text:style-name="P5">No haces absolutamente ningún comentario en tu código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30:23.244591334</meta:creation-date>
    <dc:date>2019-12-17T22:07:52.349034812</dc:date>
    <meta:editing-duration>PT2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289" meta:character-count="1724" meta:non-whitespace-character-count="1421"/>
  </office:meta>
</office:document-meta>
</file>